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May 23, 2021 (08:00:0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3T20:00:05Z</meta:creation-date>
    <dc:date>2021-05-23T20:00:05Z</dc:date>
    <meta:user-defined meta:name="date" meta:value-type="string">May  23, 2021 (08:00:0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